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start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4"/>
          <table:table-cell table:style-name="ce7"/>
          <table:table-cell/>
          <table:table-cell table:style-name="ce8" office:value-type="string">
            <text:p>CMOS-оценка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13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table:formula="of:=AVERAGE([.B3:.K3])" office:value-type="float" office:value="-1.4">
            <text:p>-1,4</text:p>
          </table:table-cell>
          <table:table-cell table:number-columns-repeated="13"/>
        </table:table-row>
        <table:table-row table:style-name="ro3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table:formula="of:=AVERAGE([.B4:.K4])" office:value-type="float" office:value="-1.2">
            <text:p>-1,2</text:p>
          </table:table-cell>
          <table:table-cell/>
          <table:table-cell office:value-type="string">
            <text:p>Рус. Трен.</text:p>
          </table:table-cell>
          <table:table-cell table:number-columns-repeated="9"/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formula="of:=AVERAGE([.B5:.K5])" office:value-type="float" office:value="0.3">
            <text:p>0,3</text:p>
          </table:table-cell>
          <table:table-cell/>
          <table:table-cell office:value-type="string">
            <text:p>Англ. Трен.</text:p>
          </table:table-cell>
          <table:table-cell table:number-columns-repeated="11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,1</text:p>
          </table:table-cell>
          <table:table-cell table:number-columns-repeated="13"/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3">
            <text:p>-0,3</text:p>
          </table:table-cell>
          <table:table-cell table:number-columns-repeated="13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">
            <text:p>0,4</text:p>
          </table:table-cell>
          <table:table-cell table:number-columns-repeated="13"/>
        </table:table-row>
        <table:table-row table:style-name="ro2">
          <table:table-cell table:number-columns-repeated="25"/>
        </table:table-row>
        <table:table-row table:style-name="ro2">
          <table:table-cell>
            <draw:frame table:end-cell-address="Лист1.L31" table:end-x="2.05cm" table:end-y="0.12cm" draw:z-index="0" draw:style-name="gr1" svg:width="10.829cm" svg:height="9cm" svg:x="0.237cm" svg:y="0.153cm">
              <draw:object draw:notify-on-update-of-ranges="Лист1.A4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Лист1.R31" table:end-x="0.14cm" table:end-y="0.333cm" draw:z-index="1" draw:style-name="gr1" svg:width="13.347cm" svg:height="9cm" svg:x="0.715cm" svg:y="0.366cm">
              <draw:object draw:notify-on-update-of-ranges="Лист1.A3:Лист1.A8 Лист1.N4:Лист1.N4 Лист1.L3:Лист1.L8 Лист1.N5:Лист1.N5 Лист1.L32:Лист1.L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20">
          <table:table-cell table:number-columns-repeated="25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table:formula="of:=AVERAGE([.B32:.K32])" office:value-type="float" office:value="-1.7">
            <text:p>-1,7</text:p>
          </table:table-cell>
          <table:table-cell table:number-columns-repeated="13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table:formula="of:=AVERAGE([.B33:.K33])" office:value-type="float" office:value="-1.6">
            <text:p>-1,6</text:p>
          </table:table-cell>
          <table:table-cell table:number-columns-repeated="13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,5</text:p>
          </table:table-cell>
          <table:table-cell table:number-columns-repeated="13"/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number-columns-repeated="13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.02.2012</text:date>, <text:time>15:38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01T15:38:41.27</dc:date>
    <meta:editing-duration>PT00H26M33S</meta:editing-duration>
    <meta:editing-cycles>6</meta:editing-cycles>
    <meta:document-statistic meta:table-count="1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3cm" svg:height="9.001cm" xlink:href=".." chart:class="chart:line" chart:style-name="ch1">
        <chart:title svg:x="0.705cm" svg:y="0.181cm" chart:style-name="ch2">
          <text:p>Скалярное квантование; Рус. тест; Рус. трен.</text:p>
        </chart:title>
        <chart:plot-area chart:style-name="ch3" table:cell-range-address="Лист1.A4:Лист1.A8 Лист1.L3:Лист1.L8" chart:data-source-has-labels="column" svg:x="0.231cm" svg:y="0.864cm" svg:width="10.383cm" svg:height="7.978cm">
          <chart:axis chart:dimension="x" chart:name="primary-x" chart:style-name="ch4">
            <chart:title svg:x="3.235cm" svg:y="8.424cm" chart:style-name="ch5">
              <text:p>Вносимая битовая скрость, бит/с</text:p>
            </chart:title>
            <chart:categories table:cell-range-address="Лист1.A4:Лист1.A8"/>
            <chart:grid chart:style-name="ch6" chart:class="major"/>
          </chart:axis>
          <chart:axis chart:dimension="y" chart:name="primary-y" chart:style-name="ch4">
            <chart:title svg:x="0.217cm" svg:y="5.016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 text:id="Лист1.A4:Лист1.A8">2000</text:p>
              </table:table-cell>
              <table:table-cell office:value-type="float" office:value="-1.4">
                <text:p text:id="Лист1.L3:Лист1.L8">-1.4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48cm" svg:height="9.001cm" xlink:href=".." chart:class="chart:line" chart:style-name="ch1">
        <chart:title svg:x="3.075cm" svg:y="0.181cm" chart:style-name="ch2">
          <text:p>Скалярное квантование; Рус. тест.</text:p>
        </chart:title>
        <chart:legend chart:legend-position="end" svg:x="10.471cm" svg:y="3.889cm" chart:style-name="ch3"/>
        <chart:plot-area chart:style-name="ch4" table:cell-range-address="Лист1.A3:Лист1.A8 Лист1.N4:Лист1.N5 Лист1.L3:Лист1.L8 Лист1.L32:Лист1.L37" chart:data-source-has-labels="both" svg:x="0.331cm" svg:y="0.864cm" svg:width="9.875cm" svg:height="7.798cm">
          <chart:axis chart:dimension="x" chart:name="primary-x" chart:style-name="ch5">
            <chart:title svg:x="3.081cm" svg:y="8.244cm" chart:style-name="ch6">
              <text:p>Вносимая битовая скрость, бит/с</text:p>
            </chart:title>
            <chart:categories table:cell-range-address="Лист1.A3:Лист1.A8"/>
            <chart:grid chart:style-name="ch7" chart:class="major"/>
          </chart:axis>
          <chart:axis chart:dimension="y" chart:name="primary-y" chart:style-name="ch5">
            <chart:title svg:x="0.267cm" svg:y="4.926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4:Лист1.N4" chart:class="chart:line">
            <chart:data-point chart:repeated="6"/>
          </chart:series>
          <chart:series chart:style-name="ch10" chart:values-cell-range-address="Лист1.L32:Лист1.L37" chart:label-cell-address="Лист1.N5:Лист1.N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N4:Лист1.N4">Рус. Трен.</text:p>
              </table:table-cell>
              <table:table-cell office:value-type="string">
                <text:p text:id="Лист1.N5:Лист1.N5">Англ. Трен.</text:p>
              </table:table-cell>
            </table:table-row>
          </table:table-header-rows>
          <table:table-rows>
            <table:table-row>
              <table:table-cell office:value-type="string">
                <text:p text:id="Лист1.A3:Лист1.A8">1500</text:p>
              </table:table-cell>
              <table:table-cell office:value-type="float" office:value="-1.4">
                <text:p text:id="Лист1.L3:Лист1.L8">-1.4</text:p>
              </table:table-cell>
              <table:table-cell office:value-type="float" office:value="-1.7">
                <text:p text:id="Лист1.L32:Лист1.L37">-1.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.2">
                <text:p>-1.2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